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953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ed03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14d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7" style:family="paragraph" style:parent-style-name="Standard">
      <style:text-properties officeooo:rsid="0009f8ca" officeooo:paragraph-rsid="0010953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9f8ca" officeooo:paragraph-rsid="00109532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00ab1d7" officeooo:paragraph-rsid="00109532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109532" style:font-size-asian="10pt"/>
    </style:style>
    <style:style style:name="P11" style:family="paragraph" style:parent-style-name="Standard">
      <style:text-properties fo:color="#000000" loext:opacity="100%" style:font-name="Consolas1" fo:font-size="10pt" officeooo:rsid="0009f8ca" officeooo:paragraph-rsid="00109532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009f8ca" officeooo:paragraph-rsid="00109532" style:font-size-asian="10pt"/>
    </style:style>
    <style:style style:name="P13" style:family="paragraph" style:parent-style-name="Standard">
      <style:text-properties fo:color="#000000" loext:opacity="100%" style:font-name="Consolas1" fo:font-size="10pt" officeooo:rsid="000b442c" officeooo:paragraph-rsid="00109532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15" style:family="paragraph" style:parent-style-name="Standard">
      <style:text-properties fo:color="#000000" loext:opacity="100%" style:font-name="Consolas" fo:font-size="10pt" officeooo:rsid="0009f8ca" officeooo:paragraph-rsid="00109532" style:font-size-asian="10pt"/>
    </style:style>
    <style:style style:name="P16" style:family="paragraph" style:parent-style-name="Standard">
      <style:text-properties fo:color="#000000" loext:opacity="100%" style:font-name="Consolas" fo:font-size="10pt" style:text-underline-style="solid" style:text-underline-width="auto" style:text-underline-color="font-color" officeooo:rsid="0009f8ca" officeooo:paragraph-rsid="00109532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109532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rsid="000a2d13" officeooo:paragraph-rsid="000a2d13" style:font-size-asian="10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T1" style:family="text">
      <style:text-properties fo:color="#7f0055" loext:opacity="100%" style:font-name="Consolas" fo:font-size="10pt" fo:font-weight="bold" style:font-size-asian="10pt" style:font-weight-asian="bold"/>
    </style:style>
    <style:style style:name="T2" style:family="text">
      <style:text-properties fo:color="#7f0055" loext:opacity="100%" style:font-name="Consolas1" fo:font-size="10pt" fo:font-weight="bold" style:font-size-asian="10pt" style:font-weight-asian="bold"/>
    </style:style>
    <style:style style:name="T3" style:family="text">
      <style:text-properties fo:color="#7f0055" loext:opacity="100%" fo:font-weight="bold" style:font-weight-asian="bold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style="italic" style:font-size-asian="10pt" style:font-style-asian="italic"/>
    </style:style>
    <style:style style:name="T6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loext:opacity="100%" style:font-name="Consolas" fo:font-size="10pt" fo:background-color="#d4d4d4" loext:char-shading-value="0" style:font-size-asian="10pt"/>
    </style:style>
    <style:style style:name="T8" style:family="text">
      <style:text-properties fo:color="#000000" loext:opacity="100%" style:font-name="Consolas1" fo:font-size="10pt" style:font-size-asian="10pt"/>
    </style:style>
    <style:style style:name="T9" style:family="text">
      <style:text-properties fo:color="#000000" loext:opacity="100%" style:font-name="Consolas1" fo:font-size="10pt" officeooo:rsid="000ab1d7" style:font-size-asian="10pt"/>
    </style:style>
    <style:style style:name="T10" style:family="text">
      <style:text-properties fo:color="#000000" loext:opacity="100%" style:font-name="Consolas1" fo:font-size="10pt" fo:font-style="italic" style:font-size-asian="10pt" style:font-style-asian="italic"/>
    </style:style>
    <style:style style:name="T11" style:family="text">
      <style:text-properties fo:color="#000000" loext:opacity="100%" style:font-name="Consolas1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loext:opacity="100%" style:font-name="Consolas1" fo:font-size="10pt" style:text-underline-style="solid" style:text-underline-width="auto" style:text-underline-color="font-color" officeooo:rsid="001114d3" style:font-size-asian="10pt"/>
    </style:style>
    <style:style style:name="T13" style:family="text">
      <style:text-properties fo:color="#000000" loext:opacity="100%" style:text-line-through-style="solid" style:text-line-through-type="single" style:font-name="Consolas1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loext:opacity="100%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6a3e3e" loext:opacity="100%" style:font-name="Consolas" fo:font-size="10pt" style:font-size-asian="10pt"/>
    </style:style>
    <style:style style:name="T16" style:family="text">
      <style:text-properties fo:color="#6a3e3e" loext:opacity="100%" style:font-name="Consolas" fo:font-size="10pt" officeooo:rsid="001c94ee" style:font-size-asian="10pt"/>
    </style:style>
    <style:style style:name="T17" style:family="text">
      <style:text-properties fo:color="#6a3e3e" loext:opacity="100%" style:font-name="Consolas1" fo:font-size="10pt" style:font-size-asian="10pt"/>
    </style:style>
    <style:style style:name="T18" style:family="text">
      <style:text-properties fo:color="#6a3e3e" loext:opacity="100%" style:font-name="Consolas1" fo:font-size="10pt" style:text-underline-style="solid" style:text-underline-width="auto" style:text-underline-color="font-color" officeooo:rsid="001114d3" style:font-size-asian="10pt"/>
    </style:style>
    <style:style style:name="T19" style:family="text">
      <style:text-properties fo:color="#3f7f5f" loext:opacity="100%" style:font-name="Consolas" fo:font-size="10pt" style:font-size-asian="10pt"/>
    </style:style>
    <style:style style:name="T20" style:family="text">
      <style:text-properties fo:color="#3f7f5f" loext:opacity="100%" style:font-name="Consolas" fo:font-size="10pt" officeooo:rsid="00152f01" style:font-size-asian="10pt"/>
    </style:style>
    <style:style style:name="T21" style:family="text">
      <style:text-properties fo:color="#3f7f5f" loext:opacity="100%" style:font-name="Consolas" fo:font-size="10pt" officeooo:rsid="0012ed03" style:font-size-asian="10pt"/>
    </style:style>
    <style:style style:name="T22" style:family="text">
      <style:text-properties fo:color="#3f7f5f" loext:opacity="100%" style:font-name="Consolas" fo:font-size="10pt" officeooo:rsid="001cffe0" style:font-size-asian="10pt"/>
    </style:style>
    <style:style style:name="T23" style:family="text">
      <style:text-properties fo:color="#3f7f5f" loext:opacity="100%" style:font-name="Consolas" fo:font-size="10pt" officeooo:rsid="001d04d8" style:font-size-asian="10pt"/>
    </style:style>
    <style:style style:name="T24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loext:opacity="100%" style:font-name="Consolas" fo:font-size="10pt" style:text-underline-style="solid" style:text-underline-width="auto" style:text-underline-color="font-color" officeooo:rsid="00152f01" style:font-size-asian="10pt"/>
    </style:style>
    <style:style style:name="T26" style:family="text">
      <style:text-properties fo:color="#3f7f5f" loext:opacity="100%" style:font-name="Consolas1" fo:font-size="10pt" style:font-size-asian="10pt"/>
    </style:style>
    <style:style style:name="T27" style:family="text">
      <style:text-properties fo:color="#3f7f5f" loext:opacity="100%" style:font-name="Consolas1" fo:font-size="10pt" officeooo:rsid="00152f01" style:font-size-asian="10pt"/>
    </style:style>
    <style:style style:name="T28" style:family="text">
      <style:text-properties fo:color="#3f7f5f" loext:opacity="100%" style:font-name="Consolas1" fo:font-size="10pt" officeooo:rsid="0012ed03" style:font-size-asian="10pt"/>
    </style:style>
    <style:style style:name="T29" style:family="text">
      <style:text-properties fo:color="#3f7f5f" loext:opacity="100%" style:font-name="Consolas1" fo:font-size="10pt" style:text-underline-style="solid" style:text-underline-width="auto" style:text-underline-color="font-color" style:font-size-asian="10pt"/>
    </style:style>
    <style:style style:name="T30" style:family="text">
      <style:text-properties fo:color="#3f7f5f" loext:opacity="100%" style:font-name="Consolas1" fo:font-size="10pt" style:text-underline-style="solid" style:text-underline-width="auto" style:text-underline-color="font-color" officeooo:rsid="001114d3" style:font-size-asian="10pt"/>
    </style:style>
    <style:style style:name="T31" style:family="text">
      <style:text-properties fo:color="#2a00ff" loext:opacity="100%" style:font-name="Consolas" fo:font-size="10pt" style:font-size-asian="10pt"/>
    </style:style>
    <style:style style:name="T32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33" style:family="text">
      <style:text-properties fo:color="#2a00ff" loext:opacity="100%" style:font-name="Consolas1" fo:font-size="10pt" style:text-underline-style="solid" style:text-underline-width="auto" style:text-underline-color="font-color" style:font-size-asian="10pt"/>
    </style:style>
    <style:style style:name="T34" style:family="text">
      <style:text-properties fo:color="#2a00ff" loext:opacity="100%" style:font-name="Consolas1" fo:font-size="10pt" style:text-underline-style="solid" style:text-underline-width="auto" style:text-underline-color="font-color" officeooo:rsid="001114d3" style:font-size-asian="10pt"/>
    </style:style>
    <style:style style:name="T35" style:family="text">
      <style:text-properties fo:color="#2a00ff" loext:opacity="100%" style:font-name="Consolas1" fo:font-size="10pt" style:font-size-asian="10pt"/>
    </style:style>
    <style:style style:name="T36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37" style:family="text">
      <style:text-properties fo:color="#0000c0" loext:opacity="100%" style:font-name="Consolas1" fo:font-size="10pt" fo:font-style="italic" fo:font-weight="bold" style:font-size-asian="10pt" style:font-style-asian="italic" style:font-weight-asian="bold"/>
    </style:style>
    <style:style style:name="T38" style:family="text">
      <style:text-properties fo:color="#0000c0" loext:opacity="100%" style:font-name="Consolas1" fo:font-size="10pt" fo:font-style="italic" fo:font-weight="bold" fo:background-color="#d4d4d4" loext:char-shading-value="0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JERCICIOS PROCESOS</text:p>
      <text:p text:style-name="P1"><text:span text:style-name="T1">package</text:span><text:span text:style-name="T4"> paquete1;</text:span></text:p>
      <text:p text:style-name="P6"/>
      <text:p text:style-name="P1"><text:span text:style-name="T1">import</text:span><text:span text:style-name="T4"> java.io.IOException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IOException, InterruptedException {</text:span></text:p>
      <text:p text:style-name="P14"><text:tab/><text:tab/></text:p>
      <text:p text:style-name="P1"><text:span text:style-name="T4"><text:tab/><text:tab/></text:span><text:span text:style-name="T19">//Ejercicio1: </text:span></text:p>
      <text:p text:style-name="P1"><text:span text:style-name="T4"><text:tab/><text:tab/></text:span><text:span text:style-name="T19">//</text:span><text:span text:style-name="T24">Con</text:span><text:span text:style-name="T19"> </text:span><text:span text:style-name="T24">la</text:span><text:span text:style-name="T19"> </text:span><text:span text:style-name="T24">clase</text:span><text:span text:style-name="T19"> Runtime, </text:span><text:span text:style-name="T24">que</text:span><text:span text:style-name="T19"> </text:span><text:span text:style-name="T24">es</text:span><text:span text:style-name="T19"> </text:span><text:span text:style-name="T24">la</text:span><text:span text:style-name="T19"> </text:span><text:span text:style-name="T24">clase</text:span><text:span text:style-name="T19"> </text:span><text:span text:style-name="T24">del</text:span><text:span text:style-name="T19"> </text:span><text:span text:style-name="T24">sistema</text:span><text:span text:style-name="T19"> </text:span><text:span text:style-name="T24">que</text:span><text:span text:style-name="T19"> </text:span><text:span text:style-name="T24">te</text:span><text:span text:style-name="T19"> </text:span><text:span text:style-name="T24">permite</text:span></text:p>
      <text:p text:style-name="P1"><text:span text:style-name="T4"><text:tab/><text:tab/></text:span><text:span text:style-name="T19">//</text:span><text:span text:style-name="T24">acceder</text:span><text:span text:style-name="T19"> </text:span><text:span text:style-name="T24">al</text:span><text:span text:style-name="T19"> </text:span><text:span text:style-name="T24">entorno</text:span><text:span text:style-name="T19"> </text:span><text:span text:style-name="T24">de</text:span><text:span text:style-name="T19"> </text:span><text:span text:style-name="T24">ejecución</text:span><text:span text:style-name="T19"> java. </text:span><text:span text:style-name="T24">Incluyendo</text:span><text:span text:style-name="T19"> </text:span><text:span text:style-name="T24">la</text:span><text:span text:style-name="T19"> </text:span><text:span text:style-name="T24">capacidad</text:span></text:p>
      <text:p text:style-name="P1"><text:span text:style-name="T4"><text:tab/><text:tab/></text:span><text:span text:style-name="T19">//</text:span><text:span text:style-name="T24">de</text:span><text:span text:style-name="T19"> </text:span><text:span text:style-name="T24">ejecutar</text:span><text:span text:style-name="T19"> </text:span><text:span text:style-name="T24">comandos</text:span><text:span text:style-name="T19"> </text:span><text:span text:style-name="T24">del</text:span><text:span text:style-name="T19"> </text:span><text:span text:style-name="T24">sistema</text:span><text:span text:style-name="T19"> </text:span><text:span text:style-name="T24">operativo</text:span></text:p>
      <text:p text:style-name="P1"><text:span text:style-name="T4"><text:tab/><text:tab/></text:span><text:span text:style-name="T19">//</text:span><text:span text:style-name="T24">consigue</text:span><text:span text:style-name="T19"> </text:span><text:span text:style-name="T24">lanzar</text:span><text:span text:style-name="T19"> </text:span><text:span text:style-name="T24">un</text:span><text:span text:style-name="T19"> </text:span><text:span text:style-name="T24">proceso</text:span><text:span text:style-name="T19"> </text:span><text:span text:style-name="T24">que</text:span><text:span text:style-name="T19"> </text:span><text:span text:style-name="T24">arranque</text:span><text:span text:style-name="T19"> el </text:span><text:span text:style-name="T24">notepad</text:span><text:span text:style-name="T19"> </text:span><text:span text:style-name="T24">en</text:span><text:span text:style-name="T19"> el </text:span><text:span text:style-name="T24">que</text:span><text:span text:style-name="T19"> </text:span><text:span text:style-name="T24">se</text:span><text:span text:style-name="T19"> </text:span><text:span text:style-name="T24">visualice</text:span></text:p>
      <text:p text:style-name="P1"><text:span text:style-name="T4"><text:tab/><text:tab/></text:span><text:span text:style-name="T19">//</text:span><text:span text:style-name="T24">lo</text:span><text:span text:style-name="T19"> </text:span><text:span text:style-name="T24">escrito</text:span><text:span text:style-name="T19"> </text:span><text:span text:style-name="T24">en</text:span><text:span text:style-name="T19"> </text:span><text:span text:style-name="T24">otro</text:span><text:span text:style-name="T19"> </text:span><text:span text:style-name="T24">archivo</text:span><text:span text:style-name="T19"> </text:span><text:span text:style-name="T24">llamado</text:span><text:span text:style-name="T19"> saludo.txt </text:span><text:span text:style-name="T24">ubicado</text:span><text:span text:style-name="T19"> </text:span><text:span text:style-name="T24">en</text:span><text:span text:style-name="T19"> </text:span><text:span text:style-name="T24">la</text:span></text:p>
      <text:p text:style-name="P1"><text:span text:style-name="T4"><text:tab/><text:tab/></text:span><text:span text:style-name="T19">//</text:span><text:span text:style-name="T24">raíz</text:span><text:span text:style-name="T19"> </text:span><text:span text:style-name="T24">del</text:span><text:span text:style-name="T19"> </text:span><text:span text:style-name="T24">proyecto</text:span><text:span text:style-name="T19"> </text:span><text:span text:style-name="T24">que</text:span><text:span text:style-name="T19"> </text:span><text:span text:style-name="T24">contiene</text:span><text:span text:style-name="T19"> el </text:span><text:span text:style-name="T24">texto</text:span><text:span text:style-name="T19"> </text:span><text:span text:style-name="T24">hola</text:span></text:p>
      <text:p text:style-name="P1"><text:span text:style-name="T4"><text:tab/><text:tab/></text:span><text:span text:style-name="T19">//</text:span><text:span text:style-name="T24">comprueba</text:span><text:span text:style-name="T19"> </text:span><text:span text:style-name="T24">si</text:span><text:span text:style-name="T19"> </text:span><text:span text:style-name="T24">está</text:span><text:span text:style-name="T19"> </text:span><text:span text:style-name="T24">vivo</text:span><text:span text:style-name="T19"> el </text:span><text:span text:style-name="T24">proceso</text:span><text:span text:style-name="T19"> </text:span><text:span text:style-name="T24">antes</text:span><text:span text:style-name="T19"> y </text:span><text:span text:style-name="T24">después</text:span></text:p>
      <text:p text:style-name="P1"><text:span text:style-name="T4"><text:tab/><text:tab/>String[] </text:span><text:span text:style-name="T15">param</text:span><text:span text:style-name="T4"> = {</text:span><text:span text:style-name="T31">"notepad.exe"</text:span><text:span text:style-name="T4">,</text:span><text:span text:style-name="T31">".\\saludo.txt"</text:span><text:span text:style-name="T4">};</text:span><text:span text:style-name="T19">//</text:span><text:span text:style-name="T24">dir</text:span><text:span text:style-name="T19"> </text:span><text:span text:style-name="T24">relativa</text:span></text:p>
      <text:p text:style-name="P1"><text:span text:style-name="T4"><text:tab/><text:tab/>Process </text:span><text:span text:style-name="T15">p</text:span><text:span text:style-name="T4"> = Runtime.</text:span><text:span text:style-name="T5">getRuntime</text:span><text:span text:style-name="T4">().exec(</text:span><text:span text:style-name="T15">param</text:span><text:span text:style-name="T4">);</text:span></text:p>
      <text:p text:style-name="P1"><text:span text:style-name="T4"><text:tab/><text:tab/>System.</text:span><text:span text:style-name="T36">out</text:span><text:span text:style-name="T4">.println(</text:span><text:span text:style-name="T15">p</text:span><text:span text:style-name="T4">.isAlive()); </text:span><text:span text:style-name="T19">//</text:span><text:span text:style-name="T24">comprueba</text:span><text:span text:style-name="T19"> </text:span><text:span text:style-name="T24">si</text:span><text:span text:style-name="T19"> </text:span><text:span text:style-name="T24">está</text:span><text:span text:style-name="T19"> </text:span><text:span text:style-name="T24">vivo</text:span><text:span text:style-name="T19"> el </text:span><text:span text:style-name="T24">proceso</text:span></text:p>
      <text:p text:style-name="P1"><text:span text:style-name="T4"><text:tab/><text:tab/></text:span><text:span text:style-name="T15">p</text:span><text:span text:style-name="T4">.waitFor();</text:span><text:span text:style-name="T19">//</text:span><text:span text:style-name="T24">espera</text:span><text:span text:style-name="T19"> a </text:span><text:span text:style-name="T24">que</text:span><text:span text:style-name="T19"> </text:span><text:span text:style-name="T24">finalice</text:span><text:span text:style-name="T19"> el </text:span><text:span text:style-name="T24">proceso</text:span><text:span text:style-name="T19"> (</text:span><text:span text:style-name="T24">Ej</text:span><text:span text:style-name="T19">. </text:span><text:span text:style-name="T24">cuando</text:span><text:span text:style-name="T19"> </text:span><text:span text:style-name="T24">le</text:span><text:span text:style-name="T19"> </text:span><text:span text:style-name="T24">damos</text:span><text:span text:style-name="T19"> a </text:span><text:span text:style-name="T24">cerrar</text:span><text:span text:style-name="T19">)</text:span></text:p>
      <text:p text:style-name="P1"><text:span text:style-name="T4"><text:tab/><text:tab/></text:span><text:span text:style-name="T15">p</text:span><text:span text:style-name="T4">.destroy();</text:span><text:span text:style-name="T19">//</text:span><text:span text:style-name="T24">destruye</text:span><text:span text:style-name="T19"> el </text:span><text:span text:style-name="T24">proceso</text:span></text:p>
      <text:p text:style-name="P1"><text:span text:style-name="T4"><text:tab/><text:tab/>System.</text:span><text:span text:style-name="T36">out</text:span><text:span text:style-name="T4">.println(</text:span><text:span text:style-name="T15">p</text:span><text:span text:style-name="T4">.isAlive()); </text:span><text:span text:style-name="T19">//</text:span><text:span text:style-name="T24">comprueba</text:span><text:span text:style-name="T19"> </text:span><text:span text:style-name="T24">si</text:span><text:span text:style-name="T19"> </text:span><text:span text:style-name="T24">está</text:span><text:span text:style-name="T19"> </text:span><text:span text:style-name="T24">vivo</text:span><text:span text:style-name="T19"> el </text:span><text:span text:style-name="T24">proceso</text:span></text:p>
      <text:p text:style-name="P14"><text:tab/>}</text:p>
      <text:p text:style-name="P14">}</text:p>
      <text:p text:style-name="P14"/>
      <text:p text:style-name="P14"/>
      <text:p text:style-name="P2"><text:span text:style-name="T1">package</text:span><text:span text:style-name="T4"> paquete1;</text:span></text:p>
      <text:p text:style-name="P6"/>
      <text:p text:style-name="P1"><text:span text:style-name="T1">import</text:span><text:span text:style-name="T4"> java.io.IOException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IOException, InterruptedException {</text:span></text:p>
      <text:p text:style-name="P14"><text:tab/><text:tab/></text:p>
      <text:p text:style-name="P1"><text:span text:style-name="T4"><text:tab/><text:tab/></text:span><text:span text:style-name="T19">//Ejercicio2: </text:span></text:p>
      <text:p text:style-name="P1"><text:span text:style-name="T4"><text:tab/><text:tab/></text:span><text:span text:style-name="T19">//</text:span><text:span text:style-name="T24">Con</text:span><text:span text:style-name="T19"> </text:span><text:span text:style-name="T24">la</text:span><text:span text:style-name="T19"> </text:span><text:span text:style-name="T24">clase</text:span><text:span text:style-name="T19"> ProcessBuilder </text:span><text:span text:style-name="T24">que</text:span><text:span text:style-name="T19"> </text:span><text:span text:style-name="T24">es</text:span><text:span text:style-name="T19"> </text:span><text:span text:style-name="T24">otra</text:span><text:span text:style-name="T19"> </text:span><text:span text:style-name="T24">manera</text:span><text:span text:style-name="T19"> </text:span><text:span text:style-name="T24">de</text:span><text:span text:style-name="T19"> </text:span><text:span text:style-name="T24">ejecutar</text:span><text:span text:style-name="T19"> </text:span></text:p>
      <text:p text:style-name="P1"><text:span text:style-name="T4"><text:tab/><text:tab/></text:span><text:span text:style-name="T19">//</text:span><text:span text:style-name="T24">procesos</text:span><text:span text:style-name="T19"> </text:span><text:span text:style-name="T24">arranca</text:span><text:span text:style-name="T19"> el paint, el </text:span><text:span text:style-name="T24">notepad</text:span><text:span text:style-name="T19"> y el </text:span><text:span text:style-name="T24">chrome</text:span><text:span text:style-name="T19">.</text:span></text:p>
      <text:p text:style-name="P1"><text:span text:style-name="T4"><text:tab/><text:tab/>ProcessBuilder </text:span><text:span text:style-name="T15">pb1</text:span><text:span text:style-name="T4"> = </text:span><text:span text:style-name="T1">new</text:span><text:span text:style-name="T4"> ProcessBuilder(</text:span><text:span text:style-name="T31">"mspaint.exe"</text:span><text:span text:style-name="T4">);</text:span></text:p>
      <text:p text:style-name="P1"><text:span text:style-name="T4"><text:tab/><text:tab/></text:span><text:span text:style-name="T15">pb1</text:span><text:span text:style-name="T4">.start();</text:span></text:p>
      <text:p text:style-name="P1"><text:span text:style-name="T4"><text:tab/><text:tab/>ProcessBuilder </text:span><text:span text:style-name="T15">pb2</text:span><text:span text:style-name="T4"> = </text:span><text:span text:style-name="T1">new</text:span><text:span text:style-name="T4"> ProcessBuilder(</text:span><text:span text:style-name="T31">"notepad.exe"</text:span><text:span text:style-name="T4">);</text:span></text:p>
      <text:p text:style-name="P1"><text:span text:style-name="T4"><text:tab/><text:tab/></text:span><text:span text:style-name="T15">pb2</text:span><text:span text:style-name="T4">.start();</text:span></text:p>
      <text:p text:style-name="P1"><text:span text:style-name="T4"><text:tab/><text:tab/>ProcessBuilder </text:span><text:span text:style-name="T15">pb3</text:span><text:span text:style-name="T4"> = </text:span><text:span text:style-name="T1">new</text:span><text:span text:style-name="T4"> ProcessBuilder(</text:span><text:span text:style-name="T31">"\"C:\\Program Files\\Google\\Chrome\\Application\\chrome.exe\""</text:span><text:span text:style-name="T4">);</text:span><text:span text:style-name="T19">//</text:span><text:span text:style-name="T24">para</text:span><text:span text:style-name="T19"> </text:span><text:span text:style-name="T24">conocer</text:span><text:span text:style-name="T19"> </text:span><text:span text:style-name="T24">la</text:span><text:span text:style-name="T19"> </text:span><text:span text:style-name="T24">ruta</text:span><text:span text:style-name="T19">, </text:span><text:span text:style-name="T24">ponerse</text:span><text:span text:style-name="T19"> </text:span><text:span text:style-name="T24">sobre</text:span><text:span text:style-name="T19"> el </text:span><text:span text:style-name="T24">ejecutable</text:span><text:span text:style-name="T19">-&gt;</text:span><text:span text:style-name="T24">propiedades</text:span></text:p>
      <text:p text:style-name="P1"><text:span text:style-name="T4"><text:tab/><text:tab/></text:span><text:span text:style-name="T15">pb3</text:span><text:span text:style-name="T4">.start();</text:span></text:p>
      <text:p text:style-name="P14"><text:tab/>}</text:p>
      <text:p text:style-name="P14">}</text:p>
      <text:p text:style-name="P14"/>
      <text:p text:style-name="P14"/>
      <text:p text:style-name="P1"><text:span text:style-name="T1">package</text:span><text:span text:style-name="T4"> paquete1;</text:span></text:p>
      <text:p text:style-name="P6"/>
      <text:p text:style-name="P1"><text:span text:style-name="T1">import</text:span><text:span text:style-name="T4"> java.io.IOException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IOException, InterruptedException {</text:span></text:p>
      <text:p text:style-name="P14"><text:tab/><text:tab/></text:p>
      <text:p text:style-name="P1"><text:span text:style-name="T4"><text:tab/><text:tab/></text:span><text:span text:style-name="T19">//Ejercicio3: </text:span><text:span text:style-name="T22">EN ALGUNOS SO NO FUNCIONÓ </text:span><text:span text:style-name="T23">BIEN</text:span></text:p>
      <text:p text:style-name="P1"><text:span text:style-name="T4"><text:tab/><text:tab/></text:span><text:span text:style-name="T19">//</text:span><text:span text:style-name="T24">Con</text:span><text:span text:style-name="T19"> ProcessBuilder </text:span><text:span text:style-name="T24">arranca</text:span><text:span text:style-name="T19"> el paint, </text:span><text:span text:style-name="T24">cuando</text:span><text:span text:style-name="T19"> </text:span><text:span text:style-name="T24">lo</text:span><text:span text:style-name="T19"> </text:span><text:span text:style-name="T24">cierres</text:span></text:p>
      <text:p text:style-name="P1"><text:span text:style-name="T4"><text:tab/><text:tab/></text:span><text:span text:style-name="T19">//</text:span><text:span text:style-name="T24">arranca</text:span><text:span text:style-name="T19"> el </text:span><text:span text:style-name="T24">notepad</text:span><text:span text:style-name="T19"> y </text:span><text:span text:style-name="T24">cuando</text:span><text:span text:style-name="T19"> </text:span><text:span text:style-name="T24">lo</text:span><text:span text:style-name="T19"> </text:span><text:span text:style-name="T24">cierres</text:span><text:span text:style-name="T19">, </text:span><text:span text:style-name="T24">arranca</text:span><text:span text:style-name="T19"> el </text:span><text:span text:style-name="T24">chrome</text:span><text:span text:style-name="T19">.</text:span></text:p>
      <text:p text:style-name="P1"><text:span text:style-name="T4"><text:tab/><text:tab/></text:span><text:span text:style-name="T19">//</text:span><text:span text:style-name="T24">Ayúdate</text:span><text:span text:style-name="T19"> </text:span><text:span text:style-name="T24">de</text:span><text:span text:style-name="T19"> </text:span><text:span text:style-name="T24">la</text:span><text:span text:style-name="T19"> </text:span><text:span text:style-name="T24">clase</text:span><text:span text:style-name="T19"> Process</text:span></text:p>
      <text:p text:style-name="P1"><text:span text:style-name="T4"><text:tab/><text:tab/>ProcessBuilder </text:span><text:span text:style-name="T15">pb1</text:span><text:span text:style-name="T4"> = </text:span><text:span text:style-name="T1">new</text:span><text:span text:style-name="T4"> ProcessBuilder(</text:span><text:span text:style-name="T31">"mspaint.exe"</text:span><text:span text:style-name="T4">);</text:span></text:p>
      <text:p text:style-name="P1"><text:span text:style-name="T4"><text:tab/><text:tab/>Process </text:span><text:span text:style-name="T15">p1</text:span><text:span text:style-name="T4"> = </text:span><text:span text:style-name="T15">pb1</text:span><text:span text:style-name="T4">.start();</text:span></text:p>
      <text:p text:style-name="P1"><text:span text:style-name="T4"><text:tab/><text:tab/></text:span><text:span text:style-name="T15">p1</text:span><text:span text:style-name="T4">.waitFor();</text:span></text:p>
      <text:p text:style-name="P1"><text:span text:style-name="T4"><text:tab/><text:tab/>ProcessBuilder </text:span><text:span text:style-name="T15">pb2</text:span><text:span text:style-name="T4"> = </text:span><text:span text:style-name="T1">new</text:span><text:span text:style-name="T4"> ProcessBuilder(</text:span><text:span text:style-name="T31">"notepad.exe"</text:span><text:span text:style-name="T4">);</text:span></text:p>
      <text:p text:style-name="P1"><text:span text:style-name="T4"><text:tab/><text:tab/>Process </text:span><text:span text:style-name="T15">p2</text:span><text:span text:style-name="T4">=</text:span><text:span text:style-name="T15">pb2</text:span><text:span text:style-name="T4">.start();</text:span></text:p>
      <text:p text:style-name="P1"><text:span text:style-name="T4"><text:tab/><text:tab/></text:span><text:span text:style-name="T15">p2</text:span><text:span text:style-name="T4">.waitFor();</text:span></text:p>
      <text:p text:style-name="P1"><text:span text:style-name="T4"><text:tab/><text:tab/>ProcessBuilder </text:span><text:span text:style-name="T15">pb3</text:span><text:span text:style-name="T4"> = </text:span><text:span text:style-name="T1">new</text:span><text:span text:style-name="T4"> ProcessBuilder(</text:span><text:span text:style-name="T31">"\"C:\\Program Files\\Google\\Chrome\\Application\\chrome.exe\""</text:span><text:span text:style-name="T4">);</text:span><text:span text:style-name="T19">//</text:span><text:span text:style-name="T24">para</text:span><text:span text:style-name="T19"> </text:span><text:span text:style-name="T24">conocer</text:span><text:span text:style-name="T19"> </text:span><text:span text:style-name="T24">la</text:span><text:span text:style-name="T19"> </text:span><text:span text:style-name="T24">ruta</text:span><text:span text:style-name="T19">, </text:span><text:span text:style-name="T24">ponerse</text:span><text:span text:style-name="T19"> </text:span><text:span text:style-name="T24">sobre</text:span><text:span text:style-name="T19"> el </text:span><text:span text:style-name="T24">ejecutable</text:span><text:span text:style-name="T19">-&gt;</text:span><text:span text:style-name="T24">propiedades</text:span></text:p>
      <text:p text:style-name="P1"><text:span text:style-name="T4"><text:tab/><text:tab/>Process </text:span><text:span text:style-name="T15">p3</text:span><text:span text:style-name="T4"> = </text:span><text:span text:style-name="T15">pb3</text:span><text:span text:style-name="T4">.start();</text:span></text:p>
      <text:p text:style-name="P1"><text:span text:style-name="T4"><text:tab/><text:tab/></text:span><text:span text:style-name="T15">p3</text:span><text:span text:style-name="T4">.waitFor();</text:span></text:p>
      <text:p text:style-name="P14"><text:tab/>}</text:p>
      <text:p text:style-name="P14">}</text:p>
      <text:p text:style-name="P7">Ejercicio 4</text:p>
      <text:p text:style-name="P8"><text:span text:style-name="T2">public</text:span><text:span text:style-name="T8"> </text:span><text:span text:style-name="T2">class</text:span><text:span text:style-name="T8"> Principal {</text:span></text:p>
      <text:p text:style-name="P3"><text:span text:style-name="T8"><text:tab/></text:span><text:span text:style-name="T2">public</text:span><text:span text:style-name="T8"> </text:span><text:span text:style-name="T2">static</text:span><text:span text:style-name="T8"> </text:span><text:span text:style-name="T2">void</text:span><text:span text:style-name="T8"> main(String[] </text:span><text:span text:style-name="T17">args</text:span><text:span text:style-name="T8">) </text:span><text:span text:style-name="T2">throws</text:span><text:span text:style-name="T8"> Exception{</text:span></text:p>
      <text:p text:style-name="P3"><text:span text:style-name="T8"><text:tab/><text:tab/></text:span><text:span text:style-name="T26">//</text:span><text:span text:style-name="T29">Ejercicio</text:span><text:span text:style-name="T26"> 4</text:span></text:p>
      <text:p text:style-name="P3"><text:span text:style-name="T8"><text:tab/><text:tab/></text:span><text:span text:style-name="T26">//</text:span><text:span text:style-name="T29">Crea</text:span><text:span text:style-name="T26"> </text:span><text:span text:style-name="T29">un</text:span><text:span text:style-name="T26"> </text:span><text:span text:style-name="T29">proceso</text:span><text:span text:style-name="T26"> </text:span><text:span text:style-name="T29">que</text:span><text:span text:style-name="T26"> lance el </text:span><text:span text:style-name="T29">Chrome</text:span><text:span text:style-name="T26"> </text:span><text:span text:style-name="T29">con</text:span><text:span text:style-name="T26"> </text:span><text:span text:style-name="T29">la</text:span><text:span text:style-name="T26"> </text:span><text:span text:style-name="T29">clase</text:span><text:span text:style-name="T26"> Runtime. </text:span><text:span text:style-name="T29">Mira</text:span><text:span text:style-name="T26"> </text:span><text:span text:style-name="T29">su</text:span><text:span text:style-name="T26"> </text:span><text:span text:style-name="T29">pid</text:span><text:span text:style-name="T26"> y </text:span><text:span text:style-name="T29">muestra</text:span><text:span text:style-name="T26"> </text:span><text:span text:style-name="T29">su</text:span><text:span text:style-name="T26"> </text:span><text:span text:style-name="T29">información</text:span><text:span text:style-name="T26"> (info)</text:span></text:p>
      <text:p text:style-name="P3"><text:span text:style-name="T8"><text:tab/><text:tab/></text:span><text:span text:style-name="T26">//</text:span><text:span text:style-name="T29">comprueba</text:span><text:span text:style-name="T26"> </text:span><text:span text:style-name="T29">si</text:span><text:span text:style-name="T26"> </text:span><text:span text:style-name="T29">está</text:span><text:span text:style-name="T26"> </text:span><text:span text:style-name="T29">vivo</text:span><text:span text:style-name="T26"> </text:span><text:span text:style-name="T29">antes</text:span><text:span text:style-name="T26"> y </text:span><text:span text:style-name="T29">después</text:span><text:span text:style-name="T26"> </text:span><text:span text:style-name="T29">de</text:span><text:span text:style-name="T26"> </text:span><text:span text:style-name="T29">destruir</text:span><text:span text:style-name="T26"> el </text:span><text:span text:style-name="T29">proceso</text:span></text:p>
      <text:p text:style-name="P3"><text:span text:style-name="T8"><text:tab/><text:tab/>Process </text:span><text:span text:style-name="T17">p</text:span><text:span text:style-name="T8"> = Runtime.</text:span><text:span text:style-name="T10">getRuntime</text:span><text:span text:style-name="T8">().</text:span><text:span text:style-name="T13">exec</text:span><text:span text:style-name="T11">(</text:span><text:span text:style-name="T33">"\"C:\\Program Files\\Google\\Chrome\\Application\\chrome.exe\""</text:span><text:span text:style-name="T11">)</text:span><text:span text:style-name="T8">;</text:span></text:p>
      <text:p text:style-name="P3"><text:span text:style-name="T8"><text:tab/><text:tab/>System.</text:span><text:span text:style-name="T37">out</text:span><text:span text:style-name="T8">.println(</text:span><text:span text:style-name="T17">p</text:span><text:span text:style-name="T8">.pid());</text:span></text:p>
      <text:p text:style-name="P3"><text:span text:style-name="T8"><text:tab/><text:tab/>System.</text:span><text:span text:style-name="T37">out</text:span><text:span text:style-name="T8">.println(</text:span><text:span text:style-name="T17">p</text:span><text:span text:style-name="T8">.info());</text:span></text:p>
      <text:p text:style-name="P3"><text:span text:style-name="T8"><text:tab/><text:tab/>System.</text:span><text:span text:style-name="T37">out</text:span><text:span text:style-name="T8">.println(</text:span><text:span text:style-name="T17">p</text:span><text:span text:style-name="T8">.isAlive());</text:span></text:p>
      <text:p text:style-name="P3"><text:span text:style-name="T8"><text:tab/><text:tab/></text:span><text:span text:style-name="T17">p</text:span><text:span text:style-name="T8">.waitFor();//</text:span><text:span text:style-name="T9">nos da el resultado del proceso cuando termina.</text:span></text:p>
      <text:p text:style-name="P9"><text:tab/><text:tab/><text:tab/> <text:s text:c="5"/>// 0 es correcto. Distinto de cero no es correcto.</text:p>
      <text:p text:style-name="P9"><text:s text:c="25"/>//espera a que termine el proceso para poder continuar el programa</text:p>
      <text:p text:style-name="P9"><text:soft-page-break/></text:p>
      <text:p text:style-name="P3"><text:span text:style-name="T8"><text:tab/><text:tab/></text:span><text:span text:style-name="T17">p</text:span><text:span text:style-name="T8">.destroy();</text:span></text:p>
      <text:p text:style-name="P3"><text:span text:style-name="T8"><text:tab/><text:tab/>System.</text:span><text:span text:style-name="T37">out</text:span><text:span text:style-name="T8">.println(</text:span><text:span text:style-name="T17">p</text:span><text:span text:style-name="T8">.isAlive());</text:span></text:p>
      <text:p text:style-name="P10"><text:tab/>}</text:p>
      <text:p text:style-name="P11">}</text:p>
      <text:p text:style-name="P11"/>
      <text:p text:style-name="P13">EJERCICIO5</text:p>
      <text:p text:style-name="P12"><text:span text:style-name="T3">import</text:span> java.io.BufferedReader;</text:p>
      <text:p text:style-name="P3"><text:span text:style-name="T2">import</text:span><text:span text:style-name="T8"> java.io.InputStreamReader;</text:span></text:p>
      <text:p text:style-name="P17"/>
      <text:p text:style-name="P3"><text:span text:style-name="T2">public</text:span><text:span text:style-name="T8"> </text:span><text:span text:style-name="T2">class</text:span><text:span text:style-name="T8"> Principal {</text:span></text:p>
      <text:p text:style-name="P3"><text:span text:style-name="T8"><text:tab/></text:span><text:span text:style-name="T2">public</text:span><text:span text:style-name="T8"> </text:span><text:span text:style-name="T2">static</text:span><text:span text:style-name="T8"> </text:span><text:span text:style-name="T2">void</text:span><text:span text:style-name="T8"> main(String[] </text:span><text:span text:style-name="T17">args</text:span><text:span text:style-name="T8">) </text:span><text:span text:style-name="T2">throws</text:span><text:span text:style-name="T8"> Exception{</text:span></text:p>
      <text:p text:style-name="P3"><text:span text:style-name="T8"><text:tab/><text:tab/></text:span><text:span text:style-name="T26">//</text:span><text:span text:style-name="T29">Ejercicio</text:span><text:span text:style-name="T26"> 5</text:span></text:p>
      <text:p text:style-name="P4"><text:span text:style-name="T8"><text:tab/><text:tab/></text:span><text:span text:style-name="T26">//</text:span><text:span text:style-name="T29">Crea</text:span><text:span text:style-name="T26"> </text:span><text:span text:style-name="T29">un</text:span><text:span text:style-name="T26"> </text:span><text:span text:style-name="T29">proceso</text:span><text:span text:style-name="T26"> </text:span><text:span text:style-name="T29">que</text:span><text:span text:style-name="T26"> </text:span><text:span text:style-name="T29">muestre</text:span><text:span text:style-name="T26"> </text:span><text:span text:style-name="T27">por pantalla </text:span><text:span text:style-name="T29">la</text:span><text:span text:style-name="T26"> </text:span><text:span text:style-name="T29">salida</text:span><text:span text:style-name="T26"> </text:span><text:span text:style-name="T29">de</text:span><text:span text:style-name="T26"> </text:span><text:span text:style-name="T29">hacer</text:span><text:span text:style-name="T26"> </text:span><text:span text:style-name="T29">un</text:span><text:span text:style-name="T26"> ping a google.com</text:span></text:p>
      <text:p text:style-name="P4"><text:span text:style-name="T26"><text:tab/><text:tab/>//</text:span><text:span text:style-name="T28">con ProcessBuilder</text:span><text:span text:style-name="T26"> </text:span></text:p>
      <text:p text:style-name="P3"><text:span text:style-name="T8"><text:tab/><text:tab/>ProcessBuilder </text:span><text:span text:style-name="T17">pb</text:span><text:span text:style-name="T8"> = </text:span><text:span text:style-name="T2">new</text:span><text:span text:style-name="T8"> ProcessBuilder();</text:span></text:p>
      <text:p text:style-name="P3"><text:span text:style-name="T8"><text:tab/><text:tab/></text:span><text:span text:style-name="T17">pb</text:span><text:span text:style-name="T8">.command(</text:span><text:span text:style-name="T35">"ping"</text:span><text:span text:style-name="T8">,</text:span><text:span text:style-name="T35">"google.com"</text:span><text:span text:style-name="T8">); </text:span><text:span text:style-name="T26">//</text:span><text:span text:style-name="T29">construcción</text:span><text:span text:style-name="T26"> </text:span><text:span text:style-name="T29">del</text:span><text:span text:style-name="T26"> </text:span><text:span text:style-name="T29">comando</text:span></text:p>
      <text:p text:style-name="P5"><text:span text:style-name="T29"><text:s text:c="10"/>//</text:span><text:span text:style-name="T30">si quisieras las tres primeras líneas:</text:span><text:span text:style-name="T18">pb</text:span><text:span text:style-name="T12">.command(</text:span><text:span text:style-name="T34">"ping"</text:span><text:span text:style-name="T12">,”-c”,”3”,</text:span><text:span text:style-name="T34">"google.com"</text:span><text:span text:style-name="T12">);</text:span></text:p>
      <text:p text:style-name="P3"><text:span text:style-name="T8"><text:tab/><text:tab/>Process </text:span><text:span text:style-name="T17">p</text:span><text:span text:style-name="T8"> = </text:span><text:span text:style-name="T17">pb</text:span><text:span text:style-name="T8">.start();</text:span></text:p>
      <text:p text:style-name="P10"><text:tab/><text:tab/></text:p>
      <text:p text:style-name="P3"><text:span text:style-name="T8"><text:tab/><text:tab/>BufferedReader </text:span><text:span text:style-name="T17">br</text:span><text:span text:style-name="T8"> = </text:span><text:span text:style-name="T2">new</text:span><text:span text:style-name="T8"> BufferedReader(</text:span><text:span text:style-name="T2">new</text:span><text:span text:style-name="T8"> InputStreamReader(</text:span><text:span text:style-name="T17">p</text:span><text:span text:style-name="T8">.getInputStream()));</text:span><text:span text:style-name="T26">//</text:span><text:span text:style-name="T29">capturamos</text:span><text:span text:style-name="T26"> </text:span><text:span text:style-name="T29">la</text:span><text:span text:style-name="T26"> </text:span><text:span text:style-name="T29">salida</text:span></text:p>
      <text:p text:style-name="P3"><text:span text:style-name="T8"><text:tab/><text:tab/>String </text:span><text:span text:style-name="T17">linea</text:span><text:span text:style-name="T8">;</text:span></text:p>
      <text:p text:style-name="P3"><text:span text:style-name="T8"><text:tab/><text:tab/></text:span><text:span text:style-name="T2">while</text:span><text:span text:style-name="T8"> ((</text:span><text:span text:style-name="T17">linea</text:span><text:span text:style-name="T8">=</text:span><text:span text:style-name="T17">br</text:span><text:span text:style-name="T8">.readLine())!= </text:span><text:span text:style-name="T2">null</text:span><text:span text:style-name="T8">) {</text:span></text:p>
      <text:p text:style-name="P3"><text:span text:style-name="T8"><text:tab/><text:tab/><text:tab/>System.</text:span><text:span text:style-name="T38">out</text:span><text:span text:style-name="T8">.println(</text:span><text:span text:style-name="T17">linea</text:span><text:span text:style-name="T8">);</text:span></text:p>
      <text:p text:style-name="P10"><text:tab/><text:tab/>}</text:p>
      <text:p text:style-name="P10"><text:tab/><text:tab/></text:p>
      <text:p text:style-name="P3"><text:span text:style-name="T8"><text:tab/><text:tab/></text:span><text:span text:style-name="T2">int</text:span><text:span text:style-name="T8"> </text:span><text:span text:style-name="T17">codSalida</text:span><text:span text:style-name="T8"> = </text:span><text:span text:style-name="T17">p</text:span><text:span text:style-name="T8">.waitFor();</text:span></text:p>
      <text:p text:style-name="P3"><text:span text:style-name="T8"><text:tab/><text:tab/>System.</text:span><text:span text:style-name="T38">out</text:span><text:span text:style-name="T8">.println(</text:span><text:span text:style-name="T17">codSalida</text:span><text:span text:style-name="T8">);</text:span></text:p>
      <text:p text:style-name="P3"><text:span text:style-name="T8"><text:tab/><text:tab/></text:span><text:span text:style-name="T17">p</text:span><text:span text:style-name="T8">.destroy();</text:span><text:span text:style-name="T26">//</text:span><text:span text:style-name="T29">destruye</text:span><text:span text:style-name="T26"> el </text:span><text:span text:style-name="T29">proceso</text:span><text:span text:style-name="T26"> </text:span><text:span text:style-name="T29">si</text:span><text:span text:style-name="T26"> no </text:span><text:span text:style-name="T29">acabó</text:span></text:p>
      <text:p text:style-name="P10"><text:tab/>}</text:p>
      <text:p text:style-name="P10">}</text:p>
      <text:p text:style-name="P15"/>
      <text:p text:style-name="P1"><text:span text:style-name="T1">package</text:span><text:span text:style-name="T4"> paquete1;</text:span></text:p>
      <text:p text:style-name="P1"><text:span text:style-name="T1">import</text:span><text:span text:style-name="T4"> java.io.BufferedReader;</text:span></text:p>
      <text:p text:style-name="P1"><text:span text:style-name="T1">import</text:span><text:span text:style-name="T4"> java.io.InputStreamReader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Exception{</text:span></text:p>
      <text:p text:style-name="P1"><text:span text:style-name="T4"><text:tab/><text:tab/></text:span><text:span text:style-name="T19">//</text:span><text:span text:style-name="T24">Ejercicio</text:span><text:span text:style-name="T19"> 6</text:span></text:p>
      <text:p text:style-name="P1"><text:span text:style-name="T4"><text:tab/><text:tab/></text:span><text:span text:style-name="T19">//</text:span><text:span text:style-name="T24">Crea</text:span><text:span text:style-name="T19"> </text:span><text:span text:style-name="T24">un</text:span><text:span text:style-name="T19"> </text:span><text:span text:style-name="T24">proceso</text:span><text:span text:style-name="T19"> </text:span><text:span text:style-name="T24">que</text:span><text:span text:style-name="T19"> </text:span><text:span text:style-name="T24">muestre</text:span><text:span text:style-name="T19"> </text:span><text:span text:style-name="T20">por pantalla </text:span><text:span text:style-name="T24">la</text:span><text:span text:style-name="T19"> </text:span><text:span text:style-name="T24">salida</text:span><text:span text:style-name="T19"> </text:span><text:span text:style-name="T24">de</text:span><text:span text:style-name="T19"> </text:span><text:span text:style-name="T24">hacer</text:span><text:span text:style-name="T19"> </text:span><text:span text:style-name="T24">un</text:span><text:span text:style-name="T19"> ping a google.com </text:span><text:span text:style-name="T24">mediante</text:span><text:span text:style-name="T19"> Runtime </text:span></text:p>
      <text:p text:style-name="P1"><text:span text:style-name="T4"><text:tab/><text:tab/>Runtime </text:span><text:span text:style-name="T15">r</text:span><text:span text:style-name="T4"> = Runtime.</text:span><text:span text:style-name="T5">getRuntime</text:span><text:span text:style-name="T4">();</text:span></text:p>
      <text:p text:style-name="P1"><text:span text:style-name="T4"><text:tab/><text:tab/>Process </text:span><text:span text:style-name="T15">p</text:span><text:span text:style-name="T4"> = </text:span><text:span text:style-name="T15">r</text:span><text:span text:style-name="T4">.</text:span><text:span text:style-name="T14">exec</text:span><text:span text:style-name="T6">(</text:span><text:span text:style-name="T32">"ping google.com"</text:span><text:span text:style-name="T6">)</text:span><text:span text:style-name="T4">; </text:span><text:span text:style-name="T19">//</text:span><text:span text:style-name="T24">construcción</text:span><text:span text:style-name="T19"> </text:span><text:span text:style-name="T24">del</text:span><text:span text:style-name="T19"> </text:span><text:span text:style-name="T24">comando</text:span><text:span text:style-name="T19"> </text:span></text:p>
      <text:p text:style-name="P14"><text:tab/><text:tab/> </text:p>
      <text:p text:style-name="P14"><text:tab/><text:tab/></text:p>
      <text:p text:style-name="P1"><text:span text:style-name="T4"><text:tab/><text:tab/>BufferedReader </text:span><text:span text:style-name="T15">br</text:span><text:span text:style-name="T4"> = </text:span><text:span text:style-name="T1">new</text:span><text:span text:style-name="T4"> BufferedReader(</text:span><text:span text:style-name="T1">new</text:span><text:span text:style-name="T4"> InputStreamReader(</text:span><text:span text:style-name="T15">p</text:span><text:span text:style-name="T4">.getInputStream()));</text:span><text:span text:style-name="T19">//</text:span><text:span text:style-name="T24">capturamos</text:span><text:span text:style-name="T19"> </text:span><text:span text:style-name="T24">la</text:span><text:span text:style-name="T19"> </text:span><text:span text:style-name="T24">salida</text:span></text:p>
      <text:p text:style-name="P1"><text:span text:style-name="T4"><text:tab/><text:tab/>String </text:span><text:span text:style-name="T15">linea</text:span><text:span text:style-name="T4">;</text:span></text:p>
      <text:p text:style-name="P1"><text:span text:style-name="T4"><text:tab/><text:tab/></text:span><text:span text:style-name="T1">while</text:span><text:span text:style-name="T4"> ((</text:span><text:span text:style-name="T15">linea</text:span><text:span text:style-name="T4">=</text:span><text:span text:style-name="T15">br</text:span><text:span text:style-name="T4">.readLine())!= </text:span><text:span text:style-name="T1">null</text:span><text:span text:style-name="T4">) {</text:span></text:p>
      <text:p text:style-name="P1"><text:span text:style-name="T4"><text:tab/><text:tab/><text:tab/>System.</text:span><text:span text:style-name="T36">out</text:span><text:span text:style-name="T4">.println(</text:span><text:span text:style-name="T15">linea</text:span><text:span text:style-name="T4">);</text:span></text:p>
      <text:p text:style-name="P14"><text:tab/><text:tab/>}</text:p>
      <text:p text:style-name="P14"><text:tab/><text:tab/></text:p>
      <text:p text:style-name="P1"><text:span text:style-name="T4"><text:tab/><text:tab/></text:span><text:span text:style-name="T1">int</text:span><text:span text:style-name="T4"> </text:span><text:span text:style-name="T15">codSalida</text:span><text:span text:style-name="T4"> = </text:span><text:span text:style-name="T15">p</text:span><text:span text:style-name="T4">.waitFor();</text:span></text:p>
      <text:p text:style-name="P1"><text:span text:style-name="T4"><text:tab/><text:tab/>System.</text:span><text:span text:style-name="T36">out</text:span><text:span text:style-name="T4">.println(</text:span><text:span text:style-name="T15">codSalida</text:span><text:span text:style-name="T4">);</text:span></text:p>
      <text:p text:style-name="P1"><text:span text:style-name="T4"><text:tab/><text:tab/></text:span><text:span text:style-name="T15">p</text:span><text:span text:style-name="T4">.destroy();</text:span><text:span text:style-name="T19">//</text:span><text:span text:style-name="T24">destruye</text:span><text:span text:style-name="T19"> el </text:span><text:span text:style-name="T24">proceso</text:span><text:span text:style-name="T19"> </text:span><text:span text:style-name="T24">si</text:span><text:span text:style-name="T19"> no </text:span><text:span text:style-name="T24">acabó</text:span></text:p>
      <text:p text:style-name="P14"><text:tab/>}</text:p>
      <text:p text:style-name="P14">}</text:p>
      <text:p text:style-name="P15"/>
      <text:p text:style-name="P15"/>
      <text:p text:style-name="P15"><text:soft-page-break/></text:p>
      <text:p text:style-name="P15"/>
      <text:p text:style-name="P1"><text:span text:style-name="T1">package</text:span><text:span text:style-name="T4"> paquete1;</text:span></text:p>
      <text:p text:style-name="P6"/>
      <text:p text:style-name="P1"><text:span text:style-name="T1">import</text:span><text:span text:style-name="T4"> </text:span><text:span text:style-name="T7">java.io.BufferedReader</text:span><text:span text:style-name="T4">;</text:span></text:p>
      <text:p text:style-name="P1"><text:span text:style-name="T1">import</text:span><text:span text:style-name="T4"> java.io.IOException;</text:span></text:p>
      <text:p text:style-name="P1"><text:span text:style-name="T1">import</text:span><text:span text:style-name="T4"> </text:span><text:span text:style-name="T6">java.io.InputStream</text:span><text:span text:style-name="T4">;</text:span></text:p>
      <text:p text:style-name="P1"><text:span text:style-name="T1">import</text:span><text:span text:style-name="T4"> java.io.InputStreamReader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IOException, InterruptedException {</text:span></text:p>
      <text:p text:style-name="P14"><text:tab/><text:tab/></text:p>
      <text:p text:style-name="P1"><text:span text:style-name="T4"><text:tab/><text:tab/></text:span><text:span text:style-name="T19">//</text:span><text:span text:style-name="T24">Ejercicio</text:span><text:span text:style-name="T19"> </text:span><text:span text:style-name="T21">7</text:span></text:p>
      <text:p text:style-name="P1"><text:span text:style-name="T4"><text:tab/><text:tab/></text:span><text:span text:style-name="T19">//</text:span><text:span text:style-name="T24">Crea</text:span><text:span text:style-name="T19"> </text:span><text:span text:style-name="T24">un</text:span><text:span text:style-name="T19"> </text:span><text:span text:style-name="T24">proceso</text:span><text:span text:style-name="T19"> </text:span><text:span text:style-name="T24">con</text:span><text:span text:style-name="T19"> ProcessBuilder </text:span><text:span text:style-name="T24">que</text:span><text:span text:style-name="T19"> </text:span><text:span text:style-name="T24">muestre </text:span><text:span text:style-name="T25">por pantalla</text:span></text:p>
      <text:p text:style-name="P1"><text:span text:style-name="T4"><text:tab/><text:tab/></text:span><text:span text:style-name="T19">//</text:span><text:span text:style-name="T24">los</text:span><text:span text:style-name="T19"> </text:span><text:span text:style-name="T24">directorios</text:span><text:span text:style-name="T19"> o </text:span><text:span text:style-name="T24">archivos</text:span><text:span text:style-name="T19"> </text:span><text:span text:style-name="T24">de</text:span><text:span text:style-name="T19"> C:\\</text:span></text:p>
      <text:p text:style-name="P1"><text:span text:style-name="T4"><text:tab/><text:tab/>ProcessBuilder </text:span><text:span text:style-name="T15">pb</text:span><text:span text:style-name="T4"> = </text:span><text:span text:style-name="T1">new</text:span><text:span text:style-name="T4"> ProcessBuilder();</text:span></text:p>
      <text:p text:style-name="P1"><text:span text:style-name="T4"><text:tab/><text:tab/></text:span><text:span text:style-name="T15">pb</text:span><text:span text:style-name="T4">.command(</text:span><text:span text:style-name="T31">"cmd"</text:span><text:span text:style-name="T4">,</text:span><text:span text:style-name="T31">"/C"</text:span><text:span text:style-name="T4">,</text:span><text:span text:style-name="T31">"dir"</text:span><text:span text:style-name="T4">,</text:span><text:span text:style-name="T31">"c:\\"</text:span><text:span text:style-name="T4">); </text:span><text:span text:style-name="T19">//</text:span><text:span text:style-name="T24">construcción</text:span><text:span text:style-name="T19"> </text:span><text:span text:style-name="T24">del</text:span><text:span text:style-name="T19"> </text:span><text:span text:style-name="T24">comando</text:span></text:p>
      <text:p text:style-name="P1"><text:span text:style-name="T4"><text:s text:c="8"/></text:span><text:span text:style-name="T19">// /C </text:span><text:span text:style-name="T24">obliga</text:span><text:span text:style-name="T19"> a </text:span><text:span text:style-name="T24">que</text:span><text:span text:style-name="T19"> </text:span><text:span text:style-name="T24">termine</text:span><text:span text:style-name="T19"> el </text:span><text:span text:style-name="T24">proceso</text:span></text:p>
      <text:p text:style-name="P1"><text:span text:style-name="T4"><text:tab/><text:tab/></text:span><text:span text:style-name="T19">//</text:span><text:span text:style-name="T24">esto</text:span><text:span text:style-name="T19"> </text:span><text:span text:style-name="T24">se</text:span><text:span text:style-name="T19"> </text:span><text:span text:style-name="T24">podía</text:span><text:span text:style-name="T19"> </text:span><text:span text:style-name="T24">condensar</text:span><text:span text:style-name="T19"> </text:span><text:span text:style-name="T24">en</text:span><text:span text:style-name="T19"> ProcessBuilder </text:span><text:span text:style-name="T24">pb</text:span><text:span text:style-name="T19"> = new ProcessBuilder("</text:span><text:span text:style-name="T24">cmd</text:span><text:span text:style-name="T19">","/C","</text:span><text:span text:style-name="T24">dir</text:span><text:span text:style-name="T19">","c:\\");</text:span></text:p>
      <text:p text:style-name="P1"><text:span text:style-name="T4"><text:tab/><text:tab/>Process </text:span><text:span text:style-name="T15">p</text:span><text:span text:style-name="T4"> = </text:span><text:span text:style-name="T15">pb</text:span><text:span text:style-name="T4">.start();</text:span></text:p>
      <text:p text:style-name="P14"><text:tab/><text:tab/></text:p>
      <text:p text:style-name="P14"><text:tab/><text:tab/> </text:p>
      <text:p text:style-name="P1"><text:span text:style-name="T4"><text:tab/><text:tab/></text:span><text:span text:style-name="T7">BufferedReader</text:span><text:span text:style-name="T4"> </text:span><text:span text:style-name="T15">br</text:span><text:span text:style-name="T4"> = </text:span><text:span text:style-name="T1">new</text:span><text:span text:style-name="T4"> </text:span><text:span text:style-name="T7">BufferedReader</text:span><text:span text:style-name="T4">(</text:span><text:span text:style-name="T1">new</text:span><text:span text:style-name="T4"> InputStreamReader(</text:span><text:span text:style-name="T15">p</text:span><text:span text:style-name="T4">.getInputStream()));</text:span><text:span text:style-name="T19">//</text:span><text:span text:style-name="T24">capturamos</text:span><text:span text:style-name="T19"> </text:span><text:span text:style-name="T24">la</text:span><text:span text:style-name="T19"> </text:span><text:span text:style-name="T24">salida</text:span></text:p>
      <text:p text:style-name="P1"><text:span text:style-name="T4"><text:tab/><text:tab/></text:span><text:span text:style-name="T19">//</text:span><text:span text:style-name="T24">si</text:span><text:span text:style-name="T19"> </text:span><text:span text:style-name="T24">en</text:span><text:span text:style-name="T19"> </text:span><text:span text:style-name="T24">vez</text:span><text:span text:style-name="T19"> </text:span><text:span text:style-name="T24">de</text:span><text:span text:style-name="T19"> getInputStream </text:span><text:span text:style-name="T24">pones</text:span><text:span text:style-name="T19"> getErrorStream </text:span><text:span text:style-name="T24">verías</text:span><text:span text:style-name="T19"> solo </text:span><text:span text:style-name="T24">los</text:span><text:span text:style-name="T19"> </text:span><text:span text:style-name="T24">errores</text:span><text:span text:style-name="T19">, </text:span><text:span text:style-name="T24">por</text:span><text:span text:style-name="T19"> </text:span><text:span text:style-name="T24">ejmplo</text:span><text:span text:style-name="T19"> </text:span><text:span text:style-name="T24">al</text:span><text:span text:style-name="T19"> </text:span><text:span text:style-name="T24">poner</text:span><text:span text:style-name="T19"> dir1 </text:span><text:span text:style-name="T24">en</text:span><text:span text:style-name="T19"> </text:span><text:span text:style-name="T24">vez</text:span><text:span text:style-name="T19"> </text:span><text:span text:style-name="T24">de</text:span><text:span text:style-name="T19"> </text:span><text:span text:style-name="T24">dir</text:span></text:p>
      <text:p text:style-name="P1"><text:span text:style-name="T4"><text:tab/><text:tab/>String </text:span><text:span text:style-name="T15">linea</text:span><text:span text:style-name="T16">=null</text:span><text:span text:style-name="T4">;</text:span></text:p>
      <text:p text:style-name="P1"><text:span text:style-name="T4"><text:tab/><text:tab/></text:span><text:span text:style-name="T1">while</text:span><text:span text:style-name="T4"> ((</text:span><text:span text:style-name="T15">linea</text:span><text:span text:style-name="T4">=</text:span><text:span text:style-name="T15">br</text:span><text:span text:style-name="T4">.readLine())!= </text:span><text:span text:style-name="T1">null</text:span><text:span text:style-name="T4">) {</text:span></text:p>
      <text:p text:style-name="P1"><text:span text:style-name="T4"><text:tab/><text:tab/><text:tab/>System.</text:span><text:span text:style-name="T36">out</text:span><text:span text:style-name="T4">.println(</text:span><text:span text:style-name="T15">linea</text:span><text:span text:style-name="T4">);</text:span></text:p>
      <text:p text:style-name="P14"><text:tab/><text:tab/>}</text:p>
      <text:p text:style-name="P14"><text:tab/><text:tab/> </text:p>
      <text:p text:style-name="P14"><text:tab/><text:tab/></text:p>
      <text:p text:style-name="P1"><text:span text:style-name="T4"><text:tab/><text:tab/></text:span><text:span text:style-name="T19">//</text:span><text:span text:style-name="T24">otra</text:span><text:span text:style-name="T19"> </text:span><text:span text:style-name="T24">forma</text:span><text:span text:style-name="T19"> </text:span><text:span text:style-name="T24">sería</text:span><text:span text:style-name="T19"> </text:span><text:span text:style-name="T24">ir</text:span><text:span text:style-name="T19"> </text:span><text:span text:style-name="T24">letra</text:span><text:span text:style-name="T19"> a </text:span><text:span text:style-name="T24">letra</text:span><text:span text:style-name="T19"> </text:span><text:span text:style-name="T24">en</text:span><text:span text:style-name="T19"> </text:span><text:span text:style-name="T24">vez</text:span><text:span text:style-name="T19"> </text:span><text:span text:style-name="T24">de</text:span><text:span text:style-name="T19"> </text:span><text:span text:style-name="T24">línea</text:span><text:span text:style-name="T19"> a </text:span><text:span text:style-name="T24">línea</text:span></text:p>
      <text:p text:style-name="P1"><text:span text:style-name="T4"><text:tab/><text:tab/></text:span><text:span text:style-name="T19">/*InputStream is = p.getInputStream();</text:span></text:p>
      <text:p text:style-name="P1"><text:span text:style-name="T19"><text:tab/><text:tab/></text:span><text:span text:style-name="T24">int</text:span><text:span text:style-name="T19"> </text:span><text:span text:style-name="T24">letra</text:span><text:span text:style-name="T19"> =0;</text:span></text:p>
      <text:p text:style-name="P1"><text:span text:style-name="T19"><text:tab/><text:tab/>while ((</text:span><text:span text:style-name="T24">letra</text:span><text:span text:style-name="T19">=is.read())!=-1) {</text:span></text:p>
      <text:p text:style-name="P1"><text:span text:style-name="T19"><text:tab/><text:tab/><text:tab/>System.err.print((char)</text:span><text:span text:style-name="T24">letra</text:span><text:span text:style-name="T19">);</text:span></text:p>
      <text:p text:style-name="P19"><text:tab/><text:tab/>}*/</text:p>
      <text:p text:style-name="P14"><text:tab/><text:tab/></text:p>
      <text:p text:style-name="P1"><text:span text:style-name="T4"><text:tab/><text:tab/></text:span><text:span text:style-name="T1">int</text:span><text:span text:style-name="T4"> </text:span><text:span text:style-name="T15">codSalida</text:span><text:span text:style-name="T4"> = </text:span><text:span text:style-name="T15">p</text:span><text:span text:style-name="T4">.waitFor();</text:span></text:p>
      <text:p text:style-name="P1"><text:span text:style-name="T4"><text:tab/><text:tab/>System.</text:span><text:span text:style-name="T36">out</text:span><text:span text:style-name="T4">.println(</text:span><text:span text:style-name="T15">codSalida</text:span><text:span text:style-name="T4">);</text:span></text:p>
      <text:p text:style-name="P1"><text:span text:style-name="T4"><text:tab/><text:tab/></text:span><text:span text:style-name="T15">p</text:span><text:span text:style-name="T4">.destroy();</text:span><text:span text:style-name="T19">//</text:span><text:span text:style-name="T24">destruye</text:span><text:span text:style-name="T19"> el </text:span><text:span text:style-name="T24">proceso</text:span><text:span text:style-name="T19"> </text:span><text:span text:style-name="T24">si</text:span><text:span text:style-name="T19"> no </text:span><text:span text:style-name="T24">acabó</text:span></text:p>
      <text:p text:style-name="P14"><text:tab/>}</text:p>
      <text:p text:style-name="P14">}</text:p>
      <text:p text:style-name="P15"/>
      <text:p text:style-name="P1"><text:span text:style-name="T1">package</text:span><text:span text:style-name="T4"> paquete1;</text:span></text:p>
      <text:p text:style-name="P6"/>
      <text:p text:style-name="P1"><text:span text:style-name="T1">import</text:span><text:span text:style-name="T4"> java.io.File;</text:span></text:p>
      <text:p text:style-name="P1"><text:span text:style-name="T1">import</text:span><text:span text:style-name="T4"> java.io.IOException;</text:span></text:p>
      <text:p text:style-name="P6"/>
      <text:p text:style-name="P1"><text:span text:style-name="T1">public</text:span><text:span text:style-name="T4"> </text:span><text:span text:style-name="T1">class</text:span><text:span text:style-name="T4"> Procesos {</text:span></text:p>
      <text:p text:style-name="P1"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5">args</text:span><text:span text:style-name="T4">) </text:span><text:span text:style-name="T1">throws</text:span><text:span text:style-name="T4"> <text:s/>InterruptedException, IOException {</text:span></text:p>
      <text:p text:style-name="P14"><text:tab/><text:tab/></text:p>
      <text:p text:style-name="P1"><text:span text:style-name="T4"><text:tab/><text:tab/></text:span><text:span text:style-name="T19">//</text:span><text:span text:style-name="T24">Ejercicio</text:span><text:span text:style-name="T19"> 8</text:span></text:p>
      <text:p text:style-name="P1"><text:span text:style-name="T4"><text:tab/><text:tab/></text:span><text:span text:style-name="T19">//</text:span><text:span text:style-name="T24">Crea</text:span><text:span text:style-name="T19"> </text:span><text:span text:style-name="T24">un</text:span><text:span text:style-name="T19"> </text:span><text:span text:style-name="T24">proceso</text:span><text:span text:style-name="T19"> </text:span><text:span text:style-name="T24">con</text:span><text:span text:style-name="T19"> ProcessBuilder </text:span><text:span text:style-name="T24">que</text:span><text:span text:style-name="T19"> </text:span><text:span text:style-name="T24">guarde</text:span><text:span text:style-name="T19"> </text:span><text:span text:style-name="T24">en</text:span><text:span text:style-name="T19"> </text:span><text:span text:style-name="T24">un</text:span><text:span text:style-name="T19"> </text:span><text:span text:style-name="T24">archivo</text:span></text:p>
      <text:p text:style-name="P1"><text:span text:style-name="T4"><text:tab/><text:tab/></text:span><text:span text:style-name="T19">//</text:span><text:span text:style-name="T24">los</text:span><text:span text:style-name="T19"> </text:span><text:span text:style-name="T24">directorios</text:span><text:span text:style-name="T19"> o </text:span><text:span text:style-name="T24">archivos</text:span><text:span text:style-name="T19"> </text:span><text:span text:style-name="T24">de</text:span><text:span text:style-name="T19"> C:\\</text:span></text:p>
      <text:p text:style-name="P1"><text:span text:style-name="T4"><text:tab/><text:tab/>ProcessBuilder </text:span><text:span text:style-name="T15">pb</text:span><text:span text:style-name="T4"> = </text:span><text:span text:style-name="T1">new</text:span><text:span text:style-name="T4"> ProcessBuilder();</text:span></text:p>
      <text:p text:style-name="P1"><text:span text:style-name="T4"><text:tab/><text:tab/></text:span><text:span text:style-name="T15">pb</text:span><text:span text:style-name="T4">.command(</text:span><text:span text:style-name="T31">"cmd"</text:span><text:span text:style-name="T4">,</text:span><text:span text:style-name="T31">"/C"</text:span><text:span text:style-name="T4">,</text:span><text:span text:style-name="T31">"dir"</text:span><text:span text:style-name="T4">,</text:span><text:span text:style-name="T31">"c:\\"</text:span><text:span text:style-name="T4">); <text:s/></text:span></text:p>
      <text:p text:style-name="P1"><text:span text:style-name="T4"><text:s text:c="8"/></text:span><text:span text:style-name="T15">pb</text:span><text:span text:style-name="T4">.redirectOutput(</text:span><text:span text:style-name="T1">new</text:span><text:span text:style-name="T4"> File(</text:span><text:span text:style-name="T31">"resultado.txt"</text:span><text:span text:style-name="T4">)); </text:span><text:span text:style-name="T19">//</text:span><text:span text:style-name="T24">este</text:span><text:span text:style-name="T19"> </text:span><text:span text:style-name="T24">archivo</text:span><text:span text:style-name="T19"> </text:span><text:span text:style-name="T24">te</text:span><text:span text:style-name="T19"> </text:span><text:span text:style-name="T24">lo</text:span><text:span text:style-name="T19"> </text:span><text:span text:style-name="T24">crea</text:span><text:span text:style-name="T19"> </text:span><text:span text:style-name="T24">en</text:span><text:span text:style-name="T19"> el </text:span><text:span text:style-name="T24">directorio</text:span><text:span text:style-name="T19"> </text:span><text:span text:style-name="T24">raíz</text:span><text:span text:style-name="T19"> </text:span><text:span text:style-name="T24">del</text:span><text:span text:style-name="T19"> </text:span><text:span text:style-name="T24">proyecto</text:span></text:p>
      <text:p text:style-name="P1"><text:span text:style-name="T4"><text:tab/><text:tab/>Process </text:span><text:span text:style-name="T15">p</text:span><text:span text:style-name="T4"> = </text:span><text:span text:style-name="T15">pb</text:span><text:span text:style-name="T4">.start();</text:span></text:p>
      <text:p text:style-name="P14"><text:soft-page-break/><text:tab/><text:tab/><text:tab/></text:p>
      <text:p text:style-name="P14"><text:tab/><text:tab/></text:p>
      <text:p text:style-name="P1"><text:span text:style-name="T4"><text:tab/><text:tab/></text:span><text:span text:style-name="T1">int</text:span><text:span text:style-name="T4"> </text:span><text:span text:style-name="T15">codSalida</text:span><text:span text:style-name="T4"> = </text:span><text:span text:style-name="T15">p</text:span><text:span text:style-name="T4">.waitFor();</text:span></text:p>
      <text:p text:style-name="P1"><text:span text:style-name="T4"><text:tab/><text:tab/>System.</text:span><text:span text:style-name="T36">out</text:span><text:span text:style-name="T4">.println(</text:span><text:span text:style-name="T15">codSalida</text:span><text:span text:style-name="T4">);</text:span></text:p>
      <text:p text:style-name="P1"><text:span text:style-name="T4"><text:tab/><text:tab/></text:span><text:span text:style-name="T15">p</text:span><text:span text:style-name="T4">.destroy();</text:span><text:span text:style-name="T19">//</text:span><text:span text:style-name="T24">destruye</text:span><text:span text:style-name="T19"> el </text:span><text:span text:style-name="T24">proceso</text:span><text:span text:style-name="T19"> </text:span><text:span text:style-name="T24">si</text:span><text:span text:style-name="T19"> no </text:span><text:span text:style-name="T24">acabó</text:span></text:p>
      <text:p text:style-name="P14"><text:tab/>}</text:p>
      <text:p text:style-name="P14">}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8:48:35.386000000</meta:creation-date>
    <dc:date>2024-11-25T19:56:07.559000000</dc:date>
    <meta:editing-duration>PT1H43M31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0" meta:page-count="5" meta:paragraph-count="179" meta:word-count="742" meta:character-count="6471" meta:non-whitespace-character-count="5559"/>
  </office:meta>
</office:document-meta>
</file>